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" style:family="table-cell" style:parent-style-name="Pivot_20_Table_20_Value">
      <style:table-cell-properties fo:border-bottom="0.99pt solid #000000" fo:border-left="none" fo:border-right="none" fo:border-top="none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3" table:default-cell-style-name="Pivot_20_Table_20_Value"/>
        <table:table-row table:style-name="ro1">
          <table:table-cell table:style-name="ce1"/>
          <table:table-cell table:style-name="ce4" office:value-type="string" calcext:value-type="string">
            <text:p>Barking and Dagenham</text:p>
          </table:table-cell>
          <table:table-cell table:style-name="ce6" office:value-type="string" calcext:value-type="string">
            <text:p>Barnet</text:p>
          </table:table-cell>
          <table:table-cell table:style-name="ce6" office:value-type="string" calcext:value-type="string">
            <text:p>Bexley</text:p>
          </table:table-cell>
          <table:table-cell table:style-name="ce6" office:value-type="string" calcext:value-type="string">
            <text:p>Brent</text:p>
          </table:table-cell>
          <table:table-cell table:style-name="ce6" office:value-type="string" calcext:value-type="string">
            <text:p>Bromley</text:p>
          </table:table-cell>
          <table:table-cell table:style-name="ce6" office:value-type="string" calcext:value-type="string">
            <text:p>Camden</text:p>
          </table:table-cell>
          <table:table-cell table:style-name="ce6" office:value-type="string" calcext:value-type="string">
            <text:p>City</text:p>
          </table:table-cell>
          <table:table-cell table:style-name="ce6" office:value-type="string" calcext:value-type="string">
            <text:p>City of Westminster</text:p>
          </table:table-cell>
          <table:table-cell table:style-name="ce6" office:value-type="string" calcext:value-type="string">
            <text:p>Croydon</text:p>
          </table:table-cell>
          <table:table-cell table:style-name="ce6" office:value-type="string" calcext:value-type="string">
            <text:p>Ealing</text:p>
          </table:table-cell>
          <table:table-cell table:style-name="ce6" office:value-type="string" calcext:value-type="string">
            <text:p>Enfield</text:p>
          </table:table-cell>
          <table:table-cell table:style-name="ce6" office:value-type="string" calcext:value-type="string">
            <text:p>Greenwich</text:p>
          </table:table-cell>
          <table:table-cell table:style-name="ce6" office:value-type="string" calcext:value-type="string">
            <text:p>Hackney</text:p>
          </table:table-cell>
          <table:table-cell table:style-name="ce6" office:value-type="string" calcext:value-type="string">
            <text:p>Hammersmith and Fulham</text:p>
          </table:table-cell>
          <table:table-cell table:style-name="ce6" office:value-type="string" calcext:value-type="string">
            <text:p>Haringey</text:p>
          </table:table-cell>
          <table:table-cell table:style-name="ce6" office:value-type="string" calcext:value-type="string">
            <text:p>Harrow</text:p>
          </table:table-cell>
          <table:table-cell table:style-name="ce6" office:value-type="string" calcext:value-type="string">
            <text:p>Havering</text:p>
          </table:table-cell>
          <table:table-cell table:style-name="ce6" office:value-type="string" calcext:value-type="string">
            <text:p>Hillingdon</text:p>
          </table:table-cell>
          <table:table-cell table:style-name="ce6" office:value-type="string" calcext:value-type="string">
            <text:p>Hounslow</text:p>
          </table:table-cell>
          <table:table-cell table:style-name="ce6" office:value-type="string" calcext:value-type="string">
            <text:p>Islington</text:p>
          </table:table-cell>
          <table:table-cell table:style-name="ce6" office:value-type="string" calcext:value-type="string">
            <text:p>Kensington and Chelsea</text:p>
          </table:table-cell>
          <table:table-cell table:style-name="ce6" office:value-type="string" calcext:value-type="string">
            <text:p>Kingston</text:p>
          </table:table-cell>
          <table:table-cell table:style-name="ce6" office:value-type="string" calcext:value-type="string">
            <text:p>Lambeth</text:p>
          </table:table-cell>
          <table:table-cell table:style-name="ce6" office:value-type="string" calcext:value-type="string">
            <text:p>Lewisham</text:p>
          </table:table-cell>
          <table:table-cell table:style-name="ce6" office:value-type="string" calcext:value-type="string">
            <text:p>Merton</text:p>
          </table:table-cell>
          <table:table-cell table:style-name="ce6" office:value-type="string" calcext:value-type="string">
            <text:p>Newham</text:p>
          </table:table-cell>
          <table:table-cell table:style-name="ce6" office:value-type="string" calcext:value-type="string">
            <text:p>Redbridge</text:p>
          </table:table-cell>
          <table:table-cell table:style-name="ce6" office:value-type="string" calcext:value-type="string">
            <text:p>Richmond</text:p>
          </table:table-cell>
          <table:table-cell table:style-name="ce6" office:value-type="string" calcext:value-type="string">
            <text:p>Southwark</text:p>
          </table:table-cell>
          <table:table-cell table:style-name="ce6" office:value-type="string" calcext:value-type="string">
            <text:p>Sutton</text:p>
          </table:table-cell>
          <table:table-cell table:style-name="ce6" office:value-type="string" calcext:value-type="string">
            <text:p>Tower Hamlets</text:p>
          </table:table-cell>
          <table:table-cell table:style-name="ce6" office:value-type="string" calcext:value-type="string">
            <text:p>Waltham Forest</text:p>
          </table:table-cell>
          <table:table-cell table:style-name="ce6" office:value-type="string" calcext:value-type="string">
            <text:p>Wandsworth</text:p>
          </table:table-cell>
        </table:table-row>
        <table:table-row table:style-name="ro1">
          <table:table-cell office:value-type="string" calcext:value-type="string">
            <text:p>Car - Diesel</text:p>
          </table:table-cell>
          <table:table-cell office:value-type="float" office:value="7.78328598939269" calcext:value-type="float">
            <text:p>7.78328598939269</text:p>
          </table:table-cell>
          <table:table-cell office:value-type="float" office:value="23.942932620653" calcext:value-type="float">
            <text:p>23.942932620653</text:p>
          </table:table-cell>
          <table:table-cell office:value-type="float" office:value="11.9077102179741" calcext:value-type="float">
            <text:p>11.9077102179741</text:p>
          </table:table-cell>
          <table:table-cell office:value-type="float" office:value="13.3276989519516" calcext:value-type="float">
            <text:p>13.3276989519516</text:p>
          </table:table-cell>
          <table:table-cell office:value-type="float" office:value="17.7832965637054" calcext:value-type="float">
            <text:p>17.7832965637054</text:p>
          </table:table-cell>
          <table:table-cell office:value-type="float" office:value="8.0185821548874" calcext:value-type="float">
            <text:p>8.0185821548874</text:p>
          </table:table-cell>
          <table:table-cell office:value-type="float" office:value="1.21184499157518" calcext:value-type="float">
            <text:p>1.21184499157518</text:p>
          </table:table-cell>
          <table:table-cell office:value-type="float" office:value="9.70772642327165" calcext:value-type="float">
            <text:p>9.70772642327165</text:p>
          </table:table-cell>
          <table:table-cell office:value-type="float" office:value="15.6445947854263" calcext:value-type="float">
            <text:p>15.6445947854263</text:p>
          </table:table-cell>
          <table:table-cell office:value-type="float" office:value="17.3754214605581" calcext:value-type="float">
            <text:p>17.3754214605581</text:p>
          </table:table-cell>
          <table:table-cell office:value-type="float" office:value="20.8718482792737" calcext:value-type="float">
            <text:p>20.8718482792737</text:p>
          </table:table-cell>
          <table:table-cell office:value-type="float" office:value="13.3257095587986" calcext:value-type="float">
            <text:p>13.3257095587986</text:p>
          </table:table-cell>
          <table:table-cell office:value-type="float" office:value="6.79142096752278" calcext:value-type="float">
            <text:p>6.79142096752278</text:p>
          </table:table-cell>
          <table:table-cell office:value-type="float" office:value="6.82538712529561" calcext:value-type="float">
            <text:p>6.82538712529561</text:p>
          </table:table-cell>
          <table:table-cell office:value-type="float" office:value="9.28259174938341" calcext:value-type="float">
            <text:p>9.28259174938341</text:p>
          </table:table-cell>
          <table:table-cell office:value-type="float" office:value="10.1201490123262" calcext:value-type="float">
            <text:p>10.1201490123262</text:p>
          </table:table-cell>
          <table:table-cell office:value-type="float" office:value="17.843673032272" calcext:value-type="float">
            <text:p>17.843673032272</text:p>
          </table:table-cell>
          <table:table-cell office:value-type="float" office:value="24.577442497477" calcext:value-type="float">
            <text:p>24.577442497477</text:p>
          </table:table-cell>
          <table:table-cell office:value-type="float" office:value="17.7765851035951" calcext:value-type="float">
            <text:p>17.7765851035951</text:p>
          </table:table-cell>
          <table:table-cell office:value-type="float" office:value="5.19788830653576" calcext:value-type="float">
            <text:p>5.19788830653576</text:p>
          </table:table-cell>
          <table:table-cell office:value-type="float" office:value="5.64163908272021" calcext:value-type="float">
            <text:p>5.64163908272021</text:p>
          </table:table-cell>
          <table:table-cell office:value-type="float" office:value="10.0704428420852" calcext:value-type="float">
            <text:p>10.0704428420852</text:p>
          </table:table-cell>
          <table:table-cell office:value-type="float" office:value="8.6533238138311" calcext:value-type="float">
            <text:p>8.6533238138311</text:p>
          </table:table-cell>
          <table:table-cell office:value-type="float" office:value="9.57235582669155" calcext:value-type="float">
            <text:p>9.57235582669155</text:p>
          </table:table-cell>
          <table:table-cell office:value-type="float" office:value="8.45486032926336" calcext:value-type="float">
            <text:p>8.45486032926336</text:p>
          </table:table-cell>
          <table:table-cell office:value-type="float" office:value="11.0287105401046" calcext:value-type="float">
            <text:p>11.0287105401046</text:p>
          </table:table-cell>
          <table:table-cell office:value-type="float" office:value="15.3981843406129" calcext:value-type="float">
            <text:p>15.3981843406129</text:p>
          </table:table-cell>
          <table:table-cell office:value-type="float" office:value="11.0296535511001" calcext:value-type="float">
            <text:p>11.0296535511001</text:p>
          </table:table-cell>
          <table:table-cell office:value-type="float" office:value="8.67946521516651" calcext:value-type="float">
            <text:p>8.67946521516651</text:p>
          </table:table-cell>
          <table:table-cell office:value-type="float" office:value="8.2325125506294" calcext:value-type="float">
            <text:p>8.2325125506294</text:p>
          </table:table-cell>
          <table:table-cell office:value-type="float" office:value="9.10214296523358" calcext:value-type="float">
            <text:p>9.10214296523358</text:p>
          </table:table-cell>
          <table:table-cell office:value-type="float" office:value="11.6012290974214" calcext:value-type="float">
            <text:p>11.6012290974214</text:p>
          </table:table-cell>
          <table:table-cell office:value-type="float" office:value="10.1072272814425" calcext:value-type="float">
            <text:p>10.1072272814425</text:p>
          </table:table-cell>
        </table:table-row>
        <table:table-row table:style-name="ro1">
          <table:table-cell office:value-type="string" calcext:value-type="string">
            <text:p>Car - Electric</text:p>
          </table:table-cell>
          <table:table-cell office:value-type="float" office:value="0.00322852944845171" calcext:value-type="float">
            <text:p>0.00322852944845171</text:p>
          </table:table-cell>
          <table:table-cell office:value-type="float" office:value="0.00966606312874667" calcext:value-type="float">
            <text:p>0.00966606312874667</text:p>
          </table:table-cell>
          <table:table-cell office:value-type="float" office:value="0.00471945921607233" calcext:value-type="float">
            <text:p>0.00471945921607233</text:p>
          </table:table-cell>
          <table:table-cell office:value-type="float" office:value="0.00554208810591842" calcext:value-type="float">
            <text:p>0.00554208810591842</text:p>
          </table:table-cell>
          <table:table-cell office:value-type="float" office:value="0.0074715949880048" calcext:value-type="float">
            <text:p>0.0074715949880048</text:p>
          </table:table-cell>
          <table:table-cell office:value-type="float" office:value="0.00329850525288991" calcext:value-type="float">
            <text:p>0.00329850525288991</text:p>
          </table:table-cell>
          <table:table-cell office:value-type="float" office:value="0.000476537212804948" calcext:value-type="float">
            <text:p>0.000476537212804948</text:p>
          </table:table-cell>
          <table:table-cell office:value-type="float" office:value="0.00389444021064727" calcext:value-type="float">
            <text:p>0.00389444021064727</text:p>
          </table:table-cell>
          <table:table-cell office:value-type="float" office:value="0.00660946880195963" calcext:value-type="float">
            <text:p>0.00660946880195963</text:p>
          </table:table-cell>
          <table:table-cell office:value-type="float" office:value="0.00729714666422228" calcext:value-type="float">
            <text:p>0.00729714666422228</text:p>
          </table:table-cell>
          <table:table-cell office:value-type="float" office:value="0.00694895285699053" calcext:value-type="float">
            <text:p>0.00694895285699053</text:p>
          </table:table-cell>
          <table:table-cell office:value-type="float" office:value="0.0056072696766608" calcext:value-type="float">
            <text:p>0.0056072696766608</text:p>
          </table:table-cell>
          <table:table-cell office:value-type="float" office:value="0.00274840104993574" calcext:value-type="float">
            <text:p>0.00274840104993574</text:p>
          </table:table-cell>
          <table:table-cell office:value-type="float" office:value="0.0028204626124106" calcext:value-type="float">
            <text:p>0.0028204626124106</text:p>
          </table:table-cell>
          <table:table-cell office:value-type="float" office:value="0.00375965791818076" calcext:value-type="float">
            <text:p>0.00375965791818076</text:p>
          </table:table-cell>
          <table:table-cell office:value-type="float" office:value="0.00412915667463327" calcext:value-type="float">
            <text:p>0.00412915667463327</text:p>
          </table:table-cell>
          <table:table-cell office:value-type="float" office:value="0.00560301770276223" calcext:value-type="float">
            <text:p>0.00560301770276223</text:p>
          </table:table-cell>
          <table:table-cell office:value-type="float" office:value="0.00871683193887166" calcext:value-type="float">
            <text:p>0.00871683193887166</text:p>
          </table:table-cell>
          <table:table-cell office:value-type="float" office:value="0.00744365716541798" calcext:value-type="float">
            <text:p>0.00744365716541798</text:p>
          </table:table-cell>
          <table:table-cell office:value-type="float" office:value="0.00209298858771844" calcext:value-type="float">
            <text:p>0.00209298858771844</text:p>
          </table:table-cell>
          <table:table-cell office:value-type="float" office:value="0.00224602056770013" calcext:value-type="float">
            <text:p>0.00224602056770013</text:p>
          </table:table-cell>
          <table:table-cell office:value-type="float" office:value="0.00412574857770867" calcext:value-type="float">
            <text:p>0.00412574857770867</text:p>
          </table:table-cell>
          <table:table-cell office:value-type="float" office:value="0.00357823809760129" calcext:value-type="float">
            <text:p>0.00357823809760129</text:p>
          </table:table-cell>
          <table:table-cell office:value-type="float" office:value="0.00398141220101381" calcext:value-type="float">
            <text:p>0.00398141220101381</text:p>
          </table:table-cell>
          <table:table-cell office:value-type="float" office:value="0.00348241631124636" calcext:value-type="float">
            <text:p>0.00348241631124636</text:p>
          </table:table-cell>
          <table:table-cell office:value-type="float" office:value="0.00440889569440948" calcext:value-type="float">
            <text:p>0.00440889569440948</text:p>
          </table:table-cell>
          <table:table-cell office:value-type="float" office:value="0.00639388077775959" calcext:value-type="float">
            <text:p>0.00639388077775959</text:p>
          </table:table-cell>
          <table:table-cell office:value-type="float" office:value="0.004806714366529" calcext:value-type="float">
            <text:p>0.004806714366529</text:p>
          </table:table-cell>
          <table:table-cell office:value-type="float" office:value="0.00348827079186265" calcext:value-type="float">
            <text:p>0.00348827079186265</text:p>
          </table:table-cell>
          <table:table-cell office:value-type="float" office:value="0.00339919651856426" calcext:value-type="float">
            <text:p>0.00339919651856426</text:p>
          </table:table-cell>
          <table:table-cell office:value-type="float" office:value="0.00375999728994128" calcext:value-type="float">
            <text:p>0.00375999728994128</text:p>
          </table:table-cell>
          <table:table-cell office:value-type="float" office:value="0.00463870054840794" calcext:value-type="float">
            <text:p>0.00463870054840794</text:p>
          </table:table-cell>
          <table:table-cell office:value-type="float" office:value="0.00417531939756702" calcext:value-type="float">
            <text:p>0.00417531939756702</text:p>
          </table:table-cell>
        </table:table-row>
        <table:table-row table:style-name="ro1">
          <table:table-cell office:value-type="string" calcext:value-type="string">
            <text:p>Car - Petrol</text:p>
          </table:table-cell>
          <table:table-cell office:value-type="float" office:value="6.52863927705988" calcext:value-type="float">
            <text:p>6.52863927705988</text:p>
          </table:table-cell>
          <table:table-cell office:value-type="float" office:value="19.6572508913654" calcext:value-type="float">
            <text:p>19.6572508913654</text:p>
          </table:table-cell>
          <table:table-cell office:value-type="float" office:value="9.58604901548567" calcext:value-type="float">
            <text:p>9.58604901548567</text:p>
          </table:table-cell>
          <table:table-cell office:value-type="float" office:value="11.1578173215436" calcext:value-type="float">
            <text:p>11.1578173215436</text:p>
          </table:table-cell>
          <table:table-cell office:value-type="float" office:value="15.0587602499186" calcext:value-type="float">
            <text:p>15.0587602499186</text:p>
          </table:table-cell>
          <table:table-cell office:value-type="float" office:value="6.62374896910451" calcext:value-type="float">
            <text:p>6.62374896910451</text:p>
          </table:table-cell>
          <table:table-cell office:value-type="float" office:value="0.957361341102114" calcext:value-type="float">
            <text:p>0.957361341102114</text:p>
          </table:table-cell>
          <table:table-cell office:value-type="float" office:value="7.82524914938392" calcext:value-type="float">
            <text:p>7.82524914938392</text:p>
          </table:table-cell>
          <table:table-cell office:value-type="float" office:value="13.2791842600461" calcext:value-type="float">
            <text:p>13.2791842600461</text:p>
          </table:table-cell>
          <table:table-cell office:value-type="float" office:value="14.7375418015231" calcext:value-type="float">
            <text:p>14.7375418015231</text:p>
          </table:table-cell>
          <table:table-cell office:value-type="float" office:value="15.9721587071378" calcext:value-type="float">
            <text:p>15.9721587071378</text:p>
          </table:table-cell>
          <table:table-cell office:value-type="float" office:value="11.3365665395868" calcext:value-type="float">
            <text:p>11.3365665395868</text:p>
          </table:table-cell>
          <table:table-cell office:value-type="float" office:value="5.53124943049445" calcext:value-type="float">
            <text:p>5.53124943049445</text:p>
          </table:table-cell>
          <table:table-cell office:value-type="float" office:value="5.67675686851883" calcext:value-type="float">
            <text:p>5.67675686851883</text:p>
          </table:table-cell>
          <table:table-cell office:value-type="float" office:value="7.55208769686332" calcext:value-type="float">
            <text:p>7.55208769686332</text:p>
          </table:table-cell>
          <table:table-cell office:value-type="float" office:value="8.311774756917" calcext:value-type="float">
            <text:p>8.311774756917</text:p>
          </table:table-cell>
          <table:table-cell office:value-type="float" office:value="12.51940429131" calcext:value-type="float">
            <text:p>12.51940429131</text:p>
          </table:table-cell>
          <table:table-cell office:value-type="float" office:value="18.9390413286871" calcext:value-type="float">
            <text:p>18.9390413286871</text:p>
          </table:table-cell>
          <table:table-cell office:value-type="float" office:value="15.1005876091826" calcext:value-type="float">
            <text:p>15.1005876091826</text:p>
          </table:table-cell>
          <table:table-cell office:value-type="float" office:value="4.20191392964952" calcext:value-type="float">
            <text:p>4.20191392964952</text:p>
          </table:table-cell>
          <table:table-cell office:value-type="float" office:value="4.51614748516092" calcext:value-type="float">
            <text:p>4.51614748516092</text:p>
          </table:table-cell>
          <table:table-cell office:value-type="float" office:value="8.38376306910899" calcext:value-type="float">
            <text:p>8.38376306910899</text:p>
          </table:table-cell>
          <table:table-cell office:value-type="float" office:value="7.18374892745309" calcext:value-type="float">
            <text:p>7.18374892745309</text:p>
          </table:table-cell>
          <table:table-cell office:value-type="float" office:value="7.99421501083202" calcext:value-type="float">
            <text:p>7.99421501083202</text:p>
          </table:table-cell>
          <table:table-cell office:value-type="float" office:value="7.01039373587328" calcext:value-type="float">
            <text:p>7.01039373587328</text:p>
          </table:table-cell>
          <table:table-cell office:value-type="float" office:value="8.9370663207816" calcext:value-type="float">
            <text:p>8.9370663207816</text:p>
          </table:table-cell>
          <table:table-cell office:value-type="float" office:value="13.0059794749803" calcext:value-type="float">
            <text:p>13.0059794749803</text:p>
          </table:table-cell>
          <table:table-cell office:value-type="float" office:value="9.66139797874472" calcext:value-type="float">
            <text:p>9.66139797874472</text:p>
          </table:table-cell>
          <table:table-cell office:value-type="float" office:value="7.00349265052919" calcext:value-type="float">
            <text:p>7.00349265052919</text:p>
          </table:table-cell>
          <table:table-cell office:value-type="float" office:value="6.83252937123767" calcext:value-type="float">
            <text:p>6.83252937123767</text:p>
          </table:table-cell>
          <table:table-cell office:value-type="float" office:value="7.57536631820913" calcext:value-type="float">
            <text:p>7.57536631820913</text:p>
          </table:table-cell>
          <table:table-cell office:value-type="float" office:value="9.4093051974293" calcext:value-type="float">
            <text:p>9.4093051974293</text:p>
          </table:table-cell>
          <table:table-cell office:value-type="float" office:value="8.39359284244291" calcext:value-type="float">
            <text:p>8.39359284244291</text:p>
          </table:table-cell>
        </table:table-row>
        <table:table-row table:style-name="ro1">
          <table:table-cell office:value-type="string" calcext:value-type="string">
            <text:p>HGV - Articulated</text:p>
          </table:table-cell>
          <table:table-cell office:value-type="float" office:value="1.67149609221675" calcext:value-type="float">
            <text:p>1.67149609221675</text:p>
          </table:table-cell>
          <table:table-cell office:value-type="float" office:value="2.5683987857369" calcext:value-type="float">
            <text:p>2.5683987857369</text:p>
          </table:table-cell>
          <table:table-cell office:value-type="float" office:value="1.51896813326218" calcext:value-type="float">
            <text:p>1.51896813326218</text:p>
          </table:table-cell>
          <table:table-cell office:value-type="float" office:value="1.41893224442369" calcext:value-type="float">
            <text:p>1.41893224442369</text:p>
          </table:table-cell>
          <table:table-cell office:value-type="float" office:value="1.14015938105092" calcext:value-type="float">
            <text:p>1.14015938105092</text:p>
          </table:table-cell>
          <table:table-cell office:value-type="float" office:value="0.582756406926411" calcext:value-type="float">
            <text:p>0.582756406926411</text:p>
          </table:table-cell>
          <table:table-cell office:value-type="float" office:value="0.0670936432040126" calcext:value-type="float">
            <text:p>0.0670936432040126</text:p>
          </table:table-cell>
          <table:table-cell office:value-type="float" office:value="0.638377985421863" calcext:value-type="float">
            <text:p>0.638377985421863</text:p>
          </table:table-cell>
          <table:table-cell office:value-type="float" office:value="1.41419363566697" calcext:value-type="float">
            <text:p>1.41419363566697</text:p>
          </table:table-cell>
          <table:table-cell office:value-type="float" office:value="2.28460584915044" calcext:value-type="float">
            <text:p>2.28460584915044</text:p>
          </table:table-cell>
          <table:table-cell office:value-type="float" office:value="8.95780242986719" calcext:value-type="float">
            <text:p>8.95780242986719</text:p>
          </table:table-cell>
          <table:table-cell office:value-type="float" office:value="1.40599575083776" calcext:value-type="float">
            <text:p>1.40599575083776</text:p>
          </table:table-cell>
          <table:table-cell office:value-type="float" office:value="0.532742680708655" calcext:value-type="float">
            <text:p>0.532742680708655</text:p>
          </table:table-cell>
          <table:table-cell office:value-type="float" office:value="0.357125291180281" calcext:value-type="float">
            <text:p>0.357125291180281</text:p>
          </table:table-cell>
          <table:table-cell office:value-type="float" office:value="0.604478801788784" calcext:value-type="float">
            <text:p>0.604478801788784</text:p>
          </table:table-cell>
          <table:table-cell office:value-type="float" office:value="0.603716776284887" calcext:value-type="float">
            <text:p>0.603716776284887</text:p>
          </table:table-cell>
          <table:table-cell office:value-type="float" office:value="7.62100235365861" calcext:value-type="float">
            <text:p>7.62100235365861</text:p>
          </table:table-cell>
          <table:table-cell office:value-type="float" office:value="3.42978964915135" calcext:value-type="float">
            <text:p>3.42978964915135</text:p>
          </table:table-cell>
          <table:table-cell office:value-type="float" office:value="1.52805915637313" calcext:value-type="float">
            <text:p>1.52805915637313</text:p>
          </table:table-cell>
          <table:table-cell office:value-type="float" office:value="0.409145196392976" calcext:value-type="float">
            <text:p>0.409145196392976</text:p>
          </table:table-cell>
          <table:table-cell office:value-type="float" office:value="0.310937256031664" calcext:value-type="float">
            <text:p>0.310937256031664</text:p>
          </table:table-cell>
          <table:table-cell office:value-type="float" office:value="0.626119793275862" calcext:value-type="float">
            <text:p>0.626119793275862</text:p>
          </table:table-cell>
          <table:table-cell office:value-type="float" office:value="0.614205738710218" calcext:value-type="float">
            <text:p>0.614205738710218</text:p>
          </table:table-cell>
          <table:table-cell office:value-type="float" office:value="0.870128881840276" calcext:value-type="float">
            <text:p>0.870128881840276</text:p>
          </table:table-cell>
          <table:table-cell office:value-type="float" office:value="0.652626739677831" calcext:value-type="float">
            <text:p>0.652626739677831</text:p>
          </table:table-cell>
          <table:table-cell office:value-type="float" office:value="1.48065280062166" calcext:value-type="float">
            <text:p>1.48065280062166</text:p>
          </table:table-cell>
          <table:table-cell office:value-type="float" office:value="1.96630466925307" calcext:value-type="float">
            <text:p>1.96630466925307</text:p>
          </table:table-cell>
          <table:table-cell office:value-type="float" office:value="0.58906218120535" calcext:value-type="float">
            <text:p>0.58906218120535</text:p>
          </table:table-cell>
          <table:table-cell office:value-type="float" office:value="0.661806934894283" calcext:value-type="float">
            <text:p>0.661806934894283</text:p>
          </table:table-cell>
          <table:table-cell office:value-type="float" office:value="0.501683659350332" calcext:value-type="float">
            <text:p>0.501683659350332</text:p>
          </table:table-cell>
          <table:table-cell office:value-type="float" office:value="0.97905848052825" calcext:value-type="float">
            <text:p>0.97905848052825</text:p>
          </table:table-cell>
          <table:table-cell office:value-type="float" office:value="1.04813374999859" calcext:value-type="float">
            <text:p>1.04813374999859</text:p>
          </table:table-cell>
          <table:table-cell office:value-type="float" office:value="0.744772074929585" calcext:value-type="float">
            <text:p>0.744772074929585</text:p>
          </table:table-cell>
        </table:table-row>
        <table:table-row table:style-name="ro1">
          <table:table-cell office:value-type="string" calcext:value-type="string">
            <text:p>HGV - Rigid</text:p>
          </table:table-cell>
          <table:table-cell office:value-type="float" office:value="2.85233590749607" calcext:value-type="float">
            <text:p>2.85233590749607</text:p>
          </table:table-cell>
          <table:table-cell office:value-type="float" office:value="5.36586184268801" calcext:value-type="float">
            <text:p>5.36586184268801</text:p>
          </table:table-cell>
          <table:table-cell office:value-type="float" office:value="2.51693550035453" calcext:value-type="float">
            <text:p>2.51693550035453</text:p>
          </table:table-cell>
          <table:table-cell office:value-type="float" office:value="3.71326665849148" calcext:value-type="float">
            <text:p>3.71326665849148</text:p>
          </table:table-cell>
          <table:table-cell office:value-type="float" office:value="3.31198358531596" calcext:value-type="float">
            <text:p>3.31198358531596</text:p>
          </table:table-cell>
          <table:table-cell office:value-type="float" office:value="2.65941184280335" calcext:value-type="float">
            <text:p>2.65941184280335</text:p>
          </table:table-cell>
          <table:table-cell office:value-type="float" office:value="0.782239350682997" calcext:value-type="float">
            <text:p>0.782239350682997</text:p>
          </table:table-cell>
          <table:table-cell office:value-type="float" office:value="3.53423739574653" calcext:value-type="float">
            <text:p>3.53423739574653</text:p>
          </table:table-cell>
          <table:table-cell office:value-type="float" office:value="3.79345532176276" calcext:value-type="float">
            <text:p>3.79345532176276</text:p>
          </table:table-cell>
          <table:table-cell office:value-type="float" office:value="4.99949635938356" calcext:value-type="float">
            <text:p>4.99949635938356</text:p>
          </table:table-cell>
          <table:table-cell office:value-type="float" office:value="5.94215107545717" calcext:value-type="float">
            <text:p>5.94215107545717</text:p>
          </table:table-cell>
          <table:table-cell office:value-type="float" office:value="3.95614183468978" calcext:value-type="float">
            <text:p>3.95614183468978</text:p>
          </table:table-cell>
          <table:table-cell office:value-type="float" office:value="2.46909126729468" calcext:value-type="float">
            <text:p>2.46909126729468</text:p>
          </table:table-cell>
          <table:table-cell office:value-type="float" office:value="1.96778464952334" calcext:value-type="float">
            <text:p>1.96778464952334</text:p>
          </table:table-cell>
          <table:table-cell office:value-type="float" office:value="2.39903182166873" calcext:value-type="float">
            <text:p>2.39903182166873</text:p>
          </table:table-cell>
          <table:table-cell office:value-type="float" office:value="1.5987664677607" calcext:value-type="float">
            <text:p>1.5987664677607</text:p>
          </table:table-cell>
          <table:table-cell office:value-type="float" office:value="4.46247927387055" calcext:value-type="float">
            <text:p>4.46247927387055</text:p>
          </table:table-cell>
          <table:table-cell office:value-type="float" office:value="5.59275966776852" calcext:value-type="float">
            <text:p>5.59275966776852</text:p>
          </table:table-cell>
          <table:table-cell office:value-type="float" office:value="4.10154052215744" calcext:value-type="float">
            <text:p>4.10154052215744</text:p>
          </table:table-cell>
          <table:table-cell office:value-type="float" office:value="1.95200491863568" calcext:value-type="float">
            <text:p>1.95200491863568</text:p>
          </table:table-cell>
          <table:table-cell office:value-type="float" office:value="1.9539441510699" calcext:value-type="float">
            <text:p>1.9539441510699</text:p>
          </table:table-cell>
          <table:table-cell office:value-type="float" office:value="1.88997776589426" calcext:value-type="float">
            <text:p>1.88997776589426</text:p>
          </table:table-cell>
          <table:table-cell office:value-type="float" office:value="2.85904131440019" calcext:value-type="float">
            <text:p>2.85904131440019</text:p>
          </table:table-cell>
          <table:table-cell office:value-type="float" office:value="2.76078595574018" calcext:value-type="float">
            <text:p>2.76078595574018</text:p>
          </table:table-cell>
          <table:table-cell office:value-type="float" office:value="2.05555034290418" calcext:value-type="float">
            <text:p>2.05555034290418</text:p>
          </table:table-cell>
          <table:table-cell office:value-type="float" office:value="3.92175193767911" calcext:value-type="float">
            <text:p>3.92175193767911</text:p>
          </table:table-cell>
          <table:table-cell office:value-type="float" office:value="3.64549301007073" calcext:value-type="float">
            <text:p>3.64549301007073</text:p>
          </table:table-cell>
          <table:table-cell office:value-type="float" office:value="2.21875139532146" calcext:value-type="float">
            <text:p>2.21875139532146</text:p>
          </table:table-cell>
          <table:table-cell office:value-type="float" office:value="3.11345514555077" calcext:value-type="float">
            <text:p>3.11345514555077</text:p>
          </table:table-cell>
          <table:table-cell office:value-type="float" office:value="1.58601883970591" calcext:value-type="float">
            <text:p>1.58601883970591</text:p>
          </table:table-cell>
          <table:table-cell office:value-type="float" office:value="4.47152411431623" calcext:value-type="float">
            <text:p>4.47152411431623</text:p>
          </table:table-cell>
          <table:table-cell office:value-type="float" office:value="2.91542040335474" calcext:value-type="float">
            <text:p>2.91542040335474</text:p>
          </table:table-cell>
          <table:table-cell office:value-type="float" office:value="2.94686915673867" calcext:value-type="float">
            <text:p>2.94686915673867</text:p>
          </table:table-cell>
        </table:table-row>
        <table:table-row table:style-name="ro1">
          <table:table-cell office:value-type="string" calcext:value-type="string">
            <text:p>LGV - Diesel</text:p>
          </table:table-cell>
          <table:table-cell office:value-type="float" office:value="5.56118880419797" calcext:value-type="float">
            <text:p>5.56118880419797</text:p>
          </table:table-cell>
          <table:table-cell office:value-type="float" office:value="16.1960125845744" calcext:value-type="float">
            <text:p>16.1960125845744</text:p>
          </table:table-cell>
          <table:table-cell office:value-type="float" office:value="8.07715120741761" calcext:value-type="float">
            <text:p>8.07715120741761</text:p>
          </table:table-cell>
          <table:table-cell office:value-type="float" office:value="8.74049119904109" calcext:value-type="float">
            <text:p>8.74049119904109</text:p>
          </table:table-cell>
          <table:table-cell office:value-type="float" office:value="10.9714142369407" calcext:value-type="float">
            <text:p>10.9714142369407</text:p>
          </table:table-cell>
          <table:table-cell office:value-type="float" office:value="6.71777801600769" calcext:value-type="float">
            <text:p>6.71777801600769</text:p>
          </table:table-cell>
          <table:table-cell office:value-type="float" office:value="1.97338307274161" calcext:value-type="float">
            <text:p>1.97338307274161</text:p>
          </table:table-cell>
          <table:table-cell office:value-type="float" office:value="10.5324329126711" calcext:value-type="float">
            <text:p>10.5324329126711</text:p>
          </table:table-cell>
          <table:table-cell office:value-type="float" office:value="9.76326566220777" calcext:value-type="float">
            <text:p>9.76326566220777</text:p>
          </table:table-cell>
          <table:table-cell office:value-type="float" office:value="12.3412887670009" calcext:value-type="float">
            <text:p>12.3412887670009</text:p>
          </table:table-cell>
          <table:table-cell office:value-type="float" office:value="12.9935253248245" calcext:value-type="float">
            <text:p>12.9935253248245</text:p>
          </table:table-cell>
          <table:table-cell office:value-type="float" office:value="10.0719714002067" calcext:value-type="float">
            <text:p>10.0719714002067</text:p>
          </table:table-cell>
          <table:table-cell office:value-type="float" office:value="5.98454420024123" calcext:value-type="float">
            <text:p>5.98454420024123</text:p>
          </table:table-cell>
          <table:table-cell office:value-type="float" office:value="5.80959258196145" calcext:value-type="float">
            <text:p>5.80959258196145</text:p>
          </table:table-cell>
          <table:table-cell office:value-type="float" office:value="6.59617922599683" calcext:value-type="float">
            <text:p>6.59617922599683</text:p>
          </table:table-cell>
          <table:table-cell office:value-type="float" office:value="5.05762341245509" calcext:value-type="float">
            <text:p>5.05762341245509</text:p>
          </table:table-cell>
          <table:table-cell office:value-type="float" office:value="12.0706485117751" calcext:value-type="float">
            <text:p>12.0706485117751</text:p>
          </table:table-cell>
          <table:table-cell office:value-type="float" office:value="13.9031388130004" calcext:value-type="float">
            <text:p>13.9031388130004</text:p>
          </table:table-cell>
          <table:table-cell office:value-type="float" office:value="11.3644584433084" calcext:value-type="float">
            <text:p>11.3644584433084</text:p>
          </table:table-cell>
          <table:table-cell office:value-type="float" office:value="5.09719259911397" calcext:value-type="float">
            <text:p>5.09719259911397</text:p>
          </table:table-cell>
          <table:table-cell office:value-type="float" office:value="5.70175620304067" calcext:value-type="float">
            <text:p>5.70175620304067</text:p>
          </table:table-cell>
          <table:table-cell office:value-type="float" office:value="6.21239364950646" calcext:value-type="float">
            <text:p>6.21239364950646</text:p>
          </table:table-cell>
          <table:table-cell office:value-type="float" office:value="7.73143000500669" calcext:value-type="float">
            <text:p>7.73143000500669</text:p>
          </table:table-cell>
          <table:table-cell office:value-type="float" office:value="6.87318992248328" calcext:value-type="float">
            <text:p>6.87318992248328</text:p>
          </table:table-cell>
          <table:table-cell office:value-type="float" office:value="5.81582226032264" calcext:value-type="float">
            <text:p>5.81582226032264</text:p>
          </table:table-cell>
          <table:table-cell office:value-type="float" office:value="7.79805777155866" calcext:value-type="float">
            <text:p>7.79805777155866</text:p>
          </table:table-cell>
          <table:table-cell office:value-type="float" office:value="10.5043608708779" calcext:value-type="float">
            <text:p>10.5043608708779</text:p>
          </table:table-cell>
          <table:table-cell office:value-type="float" office:value="6.12712488548137" calcext:value-type="float">
            <text:p>6.12712488548137</text:p>
          </table:table-cell>
          <table:table-cell office:value-type="float" office:value="7.94272740957544" calcext:value-type="float">
            <text:p>7.94272740957544</text:p>
          </table:table-cell>
          <table:table-cell office:value-type="float" office:value="4.84867482329431" calcext:value-type="float">
            <text:p>4.84867482329431</text:p>
          </table:table-cell>
          <table:table-cell office:value-type="float" office:value="8.96935379404714" calcext:value-type="float">
            <text:p>8.96935379404714</text:p>
          </table:table-cell>
          <table:table-cell office:value-type="float" office:value="8.3314617483714" calcext:value-type="float">
            <text:p>8.3314617483714</text:p>
          </table:table-cell>
          <table:table-cell office:value-type="float" office:value="8.12389740563453" calcext:value-type="float">
            <text:p>8.12389740563453</text:p>
          </table:table-cell>
        </table:table-row>
        <table:table-row table:style-name="ro1">
          <table:table-cell office:value-type="string" calcext:value-type="string">
            <text:p>LGV - Electric</text:p>
          </table:table-cell>
          <table:table-cell office:value-type="float" office:value="0.00152772203755624" calcext:value-type="float">
            <text:p>0.00152772203755624</text:p>
          </table:table-cell>
          <table:table-cell office:value-type="float" office:value="0.00418977445634542" calcext:value-type="float">
            <text:p>0.00418977445634542</text:p>
          </table:table-cell>
          <table:table-cell office:value-type="float" office:value="0.00216348514492844" calcext:value-type="float">
            <text:p>0.00216348514492844</text:p>
          </table:table-cell>
          <table:table-cell office:value-type="float" office:value="0.00243962472792721" calcext:value-type="float">
            <text:p>0.00243962472792721</text:p>
          </table:table-cell>
          <table:table-cell office:value-type="float" office:value="0.00320324945984772" calcext:value-type="float">
            <text:p>0.00320324945984772</text:p>
          </table:table-cell>
          <table:table-cell office:value-type="float" office:value="0.00167381960021966" calcext:value-type="float">
            <text:p>0.00167381960021966</text:p>
          </table:table-cell>
          <table:table-cell office:value-type="float" office:value="0.000434024104010256" calcext:value-type="float">
            <text:p>0.000434024104010256</text:p>
          </table:table-cell>
          <table:table-cell office:value-type="float" office:value="0.00257823879253221" calcext:value-type="float">
            <text:p>0.00257823879253221</text:p>
          </table:table-cell>
          <table:table-cell office:value-type="float" office:value="0.0028377008573791" calcext:value-type="float">
            <text:p>0.0028377008573791</text:p>
          </table:table-cell>
          <table:table-cell office:value-type="float" office:value="0.00342051346936824" calcext:value-type="float">
            <text:p>0.00342051346936824</text:p>
          </table:table-cell>
          <table:table-cell office:value-type="float" office:value="0.00300384044465614" calcext:value-type="float">
            <text:p>0.00300384044465614</text:p>
          </table:table-cell>
          <table:table-cell office:value-type="float" office:value="0.00289439122775438" calcext:value-type="float">
            <text:p>0.00289439122775438</text:p>
          </table:table-cell>
          <table:table-cell office:value-type="float" office:value="0.00155096448828457" calcext:value-type="float">
            <text:p>0.00155096448828457</text:p>
          </table:table-cell>
          <table:table-cell office:value-type="float" office:value="0.00157205730961746" calcext:value-type="float">
            <text:p>0.00157205730961746</text:p>
          </table:table-cell>
          <table:table-cell office:value-type="float" office:value="0.00178709531404552" calcext:value-type="float">
            <text:p>0.00178709531404552</text:p>
          </table:table-cell>
          <table:table-cell office:value-type="float" office:value="0.00142362909253665" calcext:value-type="float">
            <text:p>0.00142362909253665</text:p>
          </table:table-cell>
          <table:table-cell office:value-type="float" office:value="0.00219125586999689" calcext:value-type="float">
            <text:p>0.00219125586999689</text:p>
          </table:table-cell>
          <table:table-cell office:value-type="float" office:value="0.00325727963531573" calcext:value-type="float">
            <text:p>0.00325727963531573</text:p>
          </table:table-cell>
          <table:table-cell office:value-type="float" office:value="0.00308397914037442" calcext:value-type="float">
            <text:p>0.00308397914037442</text:p>
          </table:table-cell>
          <table:table-cell office:value-type="float" office:value="0.00129779709717113" calcext:value-type="float">
            <text:p>0.00129779709717113</text:p>
          </table:table-cell>
          <table:table-cell office:value-type="float" office:value="0.00148072035838392" calcext:value-type="float">
            <text:p>0.00148072035838392</text:p>
          </table:table-cell>
          <table:table-cell office:value-type="float" office:value="0.00168672226374374" calcext:value-type="float">
            <text:p>0.00168672226374374</text:p>
          </table:table-cell>
          <table:table-cell office:value-type="float" office:value="0.00211616551881905" calcext:value-type="float">
            <text:p>0.00211616551881905</text:p>
          </table:table-cell>
          <table:table-cell office:value-type="float" office:value="0.00195985132882604" calcext:value-type="float">
            <text:p>0.00195985132882604</text:p>
          </table:table-cell>
          <table:table-cell office:value-type="float" office:value="0.00156597225520592" calcext:value-type="float">
            <text:p>0.00156597225520592</text:p>
          </table:table-cell>
          <table:table-cell office:value-type="float" office:value="0.00207721904764199" calcext:value-type="float">
            <text:p>0.00207721904764199</text:p>
          </table:table-cell>
          <table:table-cell office:value-type="float" office:value="0.00285030406178094" calcext:value-type="float">
            <text:p>0.00285030406178094</text:p>
          </table:table-cell>
          <table:table-cell office:value-type="float" office:value="0.00176997042581131" calcext:value-type="float">
            <text:p>0.00176997042581131</text:p>
          </table:table-cell>
          <table:table-cell office:value-type="float" office:value="0.0020766537789391" calcext:value-type="float">
            <text:p>0.0020766537789391</text:p>
          </table:table-cell>
          <table:table-cell office:value-type="float" office:value="0.00138599510234955" calcext:value-type="float">
            <text:p>0.00138599510234955</text:p>
          </table:table-cell>
          <table:table-cell office:value-type="float" office:value="0.0024680241583924" calcext:value-type="float">
            <text:p>0.0024680241583924</text:p>
          </table:table-cell>
          <table:table-cell office:value-type="float" office:value="0.00218617855649697" calcext:value-type="float">
            <text:p>0.00218617855649697</text:p>
          </table:table-cell>
          <table:table-cell office:value-type="float" office:value="0.00226989064536325" calcext:value-type="float">
            <text:p>0.00226989064536325</text:p>
          </table:table-cell>
        </table:table-row>
        <table:table-row table:style-name="ro1">
          <table:table-cell office:value-type="string" calcext:value-type="string">
            <text:p>LGV - Petrol</text:p>
          </table:table-cell>
          <table:table-cell office:value-type="float" office:value="0.0562189852849853" calcext:value-type="float">
            <text:p>0.0562189852849853</text:p>
          </table:table-cell>
          <table:table-cell office:value-type="float" office:value="0.154936356275486" calcext:value-type="float">
            <text:p>0.154936356275486</text:p>
          </table:table-cell>
          <table:table-cell office:value-type="float" office:value="0.0799470134454262" calcext:value-type="float">
            <text:p>0.0799470134454262</text:p>
          </table:table-cell>
          <table:table-cell office:value-type="float" office:value="0.0892711737523714" calcext:value-type="float">
            <text:p>0.0892711737523714</text:p>
          </table:table-cell>
          <table:table-cell office:value-type="float" office:value="0.117440411859593" calcext:value-type="float">
            <text:p>0.117440411859593</text:p>
          </table:table-cell>
          <table:table-cell office:value-type="float" office:value="0.0610290183051521" calcext:value-type="float">
            <text:p>0.0610290183051521</text:p>
          </table:table-cell>
          <table:table-cell office:value-type="float" office:value="0.015825999486997" calcext:value-type="float">
            <text:p>0.015825999486997</text:p>
          </table:table-cell>
          <table:table-cell office:value-type="float" office:value="0.09405837105931" calcext:value-type="float">
            <text:p>0.09405837105931</text:p>
          </table:table-cell>
          <table:table-cell office:value-type="float" office:value="0.10359556285255" calcext:value-type="float">
            <text:p>0.10359556285255</text:p>
          </table:table-cell>
          <table:table-cell office:value-type="float" office:value="0.125557318671232" calcext:value-type="float">
            <text:p>0.125557318671232</text:p>
          </table:table-cell>
          <table:table-cell office:value-type="float" office:value="0.149860772760134" calcext:value-type="float">
            <text:p>0.149860772760134</text:p>
          </table:table-cell>
          <table:table-cell office:value-type="float" office:value="0.10635739996214" calcext:value-type="float">
            <text:p>0.10635739996214</text:p>
          </table:table-cell>
          <table:table-cell office:value-type="float" office:value="0.0567117351427632" calcext:value-type="float">
            <text:p>0.0567117351427632</text:p>
          </table:table-cell>
          <table:table-cell office:value-type="float" office:value="0.0574612005866931" calcext:value-type="float">
            <text:p>0.0574612005866931</text:p>
          </table:table-cell>
          <table:table-cell office:value-type="float" office:value="0.0652066340577811" calcext:value-type="float">
            <text:p>0.0652066340577811</text:p>
          </table:table-cell>
          <table:table-cell office:value-type="float" office:value="0.0521198700025489" calcext:value-type="float">
            <text:p>0.0521198700025489</text:p>
          </table:table-cell>
          <table:table-cell office:value-type="float" office:value="0.105659899048976" calcext:value-type="float">
            <text:p>0.105659899048976</text:p>
          </table:table-cell>
          <table:table-cell office:value-type="float" office:value="0.137431291717904" calcext:value-type="float">
            <text:p>0.137431291717904</text:p>
          </table:table-cell>
          <table:table-cell office:value-type="float" office:value="0.11370528812465" calcext:value-type="float">
            <text:p>0.11370528812465</text:p>
          </table:table-cell>
          <table:table-cell office:value-type="float" office:value="0.0473156198301522" calcext:value-type="float">
            <text:p>0.0473156198301522</text:p>
          </table:table-cell>
          <table:table-cell office:value-type="float" office:value="0.0540572834419867" calcext:value-type="float">
            <text:p>0.0540572834419867</text:p>
          </table:table-cell>
          <table:table-cell office:value-type="float" office:value="0.062290615341914" calcext:value-type="float">
            <text:p>0.062290615341914</text:p>
          </table:table-cell>
          <table:table-cell office:value-type="float" office:value="0.0771627717513352" calcext:value-type="float">
            <text:p>0.0771627717513352</text:p>
          </table:table-cell>
          <table:table-cell office:value-type="float" office:value="0.0714739686973861" calcext:value-type="float">
            <text:p>0.0714739686973861</text:p>
          </table:table-cell>
          <table:table-cell office:value-type="float" office:value="0.0572540475136737" calcext:value-type="float">
            <text:p>0.0572540475136737</text:p>
          </table:table-cell>
          <table:table-cell office:value-type="float" office:value="0.0765927497367486" calcext:value-type="float">
            <text:p>0.0765927497367486</text:p>
          </table:table-cell>
          <table:table-cell office:value-type="float" office:value="0.105609595282843" calcext:value-type="float">
            <text:p>0.105609595282843</text:p>
          </table:table-cell>
          <table:table-cell office:value-type="float" office:value="0.0646090079515341" calcext:value-type="float">
            <text:p>0.0646090079515341</text:p>
          </table:table-cell>
          <table:table-cell office:value-type="float" office:value="0.0757227210532415" calcext:value-type="float">
            <text:p>0.0757227210532415</text:p>
          </table:table-cell>
          <table:table-cell office:value-type="float" office:value="0.050611649416172" calcext:value-type="float">
            <text:p>0.050611649416172</text:p>
          </table:table-cell>
          <table:table-cell office:value-type="float" office:value="0.0903253965337318" calcext:value-type="float">
            <text:p>0.0903253965337318</text:p>
          </table:table-cell>
          <table:table-cell office:value-type="float" office:value="0.0806748193588959" calcext:value-type="float">
            <text:p>0.0806748193588959</text:p>
          </table:table-cell>
          <table:table-cell office:value-type="float" office:value="0.08285677982742" calcext:value-type="float">
            <text:p>0.08285677982742</text:p>
          </table:table-cell>
        </table:table-row>
        <table:table-row table:style-name="ro1">
          <table:table-cell office:value-type="string" calcext:value-type="string">
            <text:p>Motorcycle</text:p>
          </table:table-cell>
          <table:table-cell office:value-type="float" office:value="0.157364282853576" calcext:value-type="float">
            <text:p>0.157364282853576</text:p>
          </table:table-cell>
          <table:table-cell office:value-type="float" office:value="0.586241311367525" calcext:value-type="float">
            <text:p>0.586241311367525</text:p>
          </table:table-cell>
          <table:table-cell office:value-type="float" office:value="0.274456505988771" calcext:value-type="float">
            <text:p>0.274456505988771</text:p>
          </table:table-cell>
          <table:table-cell office:value-type="float" office:value="0.339909883042835" calcext:value-type="float">
            <text:p>0.339909883042835</text:p>
          </table:table-cell>
          <table:table-cell office:value-type="float" office:value="0.412971312000012" calcext:value-type="float">
            <text:p>0.412971312000012</text:p>
          </table:table-cell>
          <table:table-cell office:value-type="float" office:value="0.542798276227334" calcext:value-type="float">
            <text:p>0.542798276227334</text:p>
          </table:table-cell>
          <table:table-cell office:value-type="float" office:value="0.262994372892524" calcext:value-type="float">
            <text:p>0.262994372892524</text:p>
          </table:table-cell>
          <table:table-cell office:value-type="float" office:value="0.973048166425911" calcext:value-type="float">
            <text:p>0.973048166425911</text:p>
          </table:table-cell>
          <table:table-cell office:value-type="float" office:value="0.369881857941805" calcext:value-type="float">
            <text:p>0.369881857941805</text:p>
          </table:table-cell>
          <table:table-cell office:value-type="float" office:value="0.51782995484078" calcext:value-type="float">
            <text:p>0.51782995484078</text:p>
          </table:table-cell>
          <table:table-cell office:value-type="float" office:value="0.343106752533744" calcext:value-type="float">
            <text:p>0.343106752533744</text:p>
          </table:table-cell>
          <table:table-cell office:value-type="float" office:value="0.513619245596541" calcext:value-type="float">
            <text:p>0.513619245596541</text:p>
          </table:table-cell>
          <table:table-cell office:value-type="float" office:value="0.360860880302448" calcext:value-type="float">
            <text:p>0.360860880302448</text:p>
          </table:table-cell>
          <table:table-cell office:value-type="float" office:value="0.472808553319574" calcext:value-type="float">
            <text:p>0.472808553319574</text:p>
          </table:table-cell>
          <table:table-cell office:value-type="float" office:value="0.300706813692493" calcext:value-type="float">
            <text:p>0.300706813692493</text:p>
          </table:table-cell>
          <table:table-cell office:value-type="float" office:value="0.167981245066032" calcext:value-type="float">
            <text:p>0.167981245066032</text:p>
          </table:table-cell>
          <table:table-cell office:value-type="float" office:value="0.290864604243965" calcext:value-type="float">
            <text:p>0.290864604243965</text:p>
          </table:table-cell>
          <table:table-cell office:value-type="float" office:value="0.432168544546553" calcext:value-type="float">
            <text:p>0.432168544546553</text:p>
          </table:table-cell>
          <table:table-cell office:value-type="float" office:value="0.530216551307703" calcext:value-type="float">
            <text:p>0.530216551307703</text:p>
          </table:table-cell>
          <table:table-cell office:value-type="float" office:value="0.41885669766099" calcext:value-type="float">
            <text:p>0.41885669766099</text:p>
          </table:table-cell>
          <table:table-cell office:value-type="float" office:value="0.485005143785977" calcext:value-type="float">
            <text:p>0.485005143785977</text:p>
          </table:table-cell>
          <table:table-cell office:value-type="float" office:value="0.312326972331594" calcext:value-type="float">
            <text:p>0.312326972331594</text:p>
          </table:table-cell>
          <table:table-cell office:value-type="float" office:value="0.704917899395997" calcext:value-type="float">
            <text:p>0.704917899395997</text:p>
          </table:table-cell>
          <table:table-cell office:value-type="float" office:value="0.433655822179057" calcext:value-type="float">
            <text:p>0.433655822179057</text:p>
          </table:table-cell>
          <table:table-cell office:value-type="float" office:value="0.265839916224943" calcext:value-type="float">
            <text:p>0.265839916224943</text:p>
          </table:table-cell>
          <table:table-cell office:value-type="float" office:value="0.352962009076116" calcext:value-type="float">
            <text:p>0.352962009076116</text:p>
          </table:table-cell>
          <table:table-cell office:value-type="float" office:value="0.339847523248175" calcext:value-type="float">
            <text:p>0.339847523248175</text:p>
          </table:table-cell>
          <table:table-cell office:value-type="float" office:value="0.367357426521007" calcext:value-type="float">
            <text:p>0.367357426521007</text:p>
          </table:table-cell>
          <table:table-cell office:value-type="float" office:value="0.645441198971822" calcext:value-type="float">
            <text:p>0.645441198971822</text:p>
          </table:table-cell>
          <table:table-cell office:value-type="float" office:value="0.164248048367751" calcext:value-type="float">
            <text:p>0.164248048367751</text:p>
          </table:table-cell>
          <table:table-cell office:value-type="float" office:value="0.612759145872301" calcext:value-type="float">
            <text:p>0.612759145872301</text:p>
          </table:table-cell>
          <table:table-cell office:value-type="float" office:value="0.287940155852576" calcext:value-type="float">
            <text:p>0.287940155852576</text:p>
          </table:table-cell>
          <table:table-cell office:value-type="float" office:value="0.677947496621503" calcext:value-type="float">
            <text:p>0.677947496621503</text:p>
          </table:table-cell>
        </table:table-row>
        <table:table-row table:style-name="ro1">
          <table:table-cell office:value-type="string" calcext:value-type="string">
            <text:p>Non-TfL Bus / Coach</text:p>
          </table:table-cell>
          <table:table-cell office:value-type="float" office:value="0.539994621195577" calcext:value-type="float">
            <text:p>0.539994621195577</text:p>
          </table:table-cell>
          <table:table-cell office:value-type="float" office:value="2.61573738564448" calcext:value-type="float">
            <text:p>2.61573738564448</text:p>
          </table:table-cell>
          <table:table-cell office:value-type="float" office:value="1.18899879001169" calcext:value-type="float">
            <text:p>1.18899879001169</text:p>
          </table:table-cell>
          <table:table-cell office:value-type="float" office:value="1.45122404102904" calcext:value-type="float">
            <text:p>1.45122404102904</text:p>
          </table:table-cell>
          <table:table-cell office:value-type="float" office:value="1.42566183811008" calcext:value-type="float">
            <text:p>1.42566183811008</text:p>
          </table:table-cell>
          <table:table-cell office:value-type="float" office:value="1.58230819491321" calcext:value-type="float">
            <text:p>1.58230819491321</text:p>
          </table:table-cell>
          <table:table-cell office:value-type="float" office:value="0.669694205950436" calcext:value-type="float">
            <text:p>0.669694205950436</text:p>
          </table:table-cell>
          <table:table-cell office:value-type="float" office:value="5.2011364664452" calcext:value-type="float">
            <text:p>5.2011364664452</text:p>
          </table:table-cell>
          <table:table-cell office:value-type="float" office:value="1.46325621167717" calcext:value-type="float">
            <text:p>1.46325621167717</text:p>
          </table:table-cell>
          <table:table-cell office:value-type="float" office:value="2.11604893506747" calcext:value-type="float">
            <text:p>2.11604893506747</text:p>
          </table:table-cell>
          <table:table-cell office:value-type="float" office:value="1.77857413836558" calcext:value-type="float">
            <text:p>1.77857413836558</text:p>
          </table:table-cell>
          <table:table-cell office:value-type="float" office:value="1.90787251422989" calcext:value-type="float">
            <text:p>1.90787251422989</text:p>
          </table:table-cell>
          <table:table-cell office:value-type="float" office:value="1.0714285335922" calcext:value-type="float">
            <text:p>1.0714285335922</text:p>
          </table:table-cell>
          <table:table-cell office:value-type="float" office:value="1.52245126520999" calcext:value-type="float">
            <text:p>1.52245126520999</text:p>
          </table:table-cell>
          <table:table-cell office:value-type="float" office:value="1.00695074737287" calcext:value-type="float">
            <text:p>1.00695074737287</text:p>
          </table:table-cell>
          <table:table-cell office:value-type="float" office:value="0.698267884134032" calcext:value-type="float">
            <text:p>0.698267884134032</text:p>
          </table:table-cell>
          <table:table-cell office:value-type="float" office:value="1.6735743505485" calcext:value-type="float">
            <text:p>1.6735743505485</text:p>
          </table:table-cell>
          <table:table-cell office:value-type="float" office:value="4.59082071162192" calcext:value-type="float">
            <text:p>4.59082071162192</text:p>
          </table:table-cell>
          <table:table-cell office:value-type="float" office:value="2.33170815235226" calcext:value-type="float">
            <text:p>2.33170815235226</text:p>
          </table:table-cell>
          <table:table-cell office:value-type="float" office:value="0.637208652114699" calcext:value-type="float">
            <text:p>0.637208652114699</text:p>
          </table:table-cell>
          <table:table-cell office:value-type="float" office:value="2.00681174612615" calcext:value-type="float">
            <text:p>2.00681174612615</text:p>
          </table:table-cell>
          <table:table-cell office:value-type="float" office:value="0.864914579291603" calcext:value-type="float">
            <text:p>0.864914579291603</text:p>
          </table:table-cell>
          <table:table-cell office:value-type="float" office:value="1.51971655005159" calcext:value-type="float">
            <text:p>1.51971655005159</text:p>
          </table:table-cell>
          <table:table-cell office:value-type="float" office:value="1.37683531495325" calcext:value-type="float">
            <text:p>1.37683531495325</text:p>
          </table:table-cell>
          <table:table-cell office:value-type="float" office:value="0.871512272639656" calcext:value-type="float">
            <text:p>0.871512272639656</text:p>
          </table:table-cell>
          <table:table-cell office:value-type="float" office:value="1.47258488088715" calcext:value-type="float">
            <text:p>1.47258488088715</text:p>
          </table:table-cell>
          <table:table-cell office:value-type="float" office:value="1.55316055760169" calcext:value-type="float">
            <text:p>1.55316055760169</text:p>
          </table:table-cell>
          <table:table-cell office:value-type="float" office:value="1.18099270652052" calcext:value-type="float">
            <text:p>1.18099270652052</text:p>
          </table:table-cell>
          <table:table-cell office:value-type="float" office:value="1.58230228499609" calcext:value-type="float">
            <text:p>1.58230228499609</text:p>
          </table:table-cell>
          <table:table-cell office:value-type="float" office:value="0.690629755572505" calcext:value-type="float">
            <text:p>0.690629755572505</text:p>
          </table:table-cell>
          <table:table-cell office:value-type="float" office:value="1.39466919007037" calcext:value-type="float">
            <text:p>1.39466919007037</text:p>
          </table:table-cell>
          <table:table-cell office:value-type="float" office:value="1.0613338413432" calcext:value-type="float">
            <text:p>1.0613338413432</text:p>
          </table:table-cell>
          <table:table-cell office:value-type="float" office:value="1.10443055800325" calcext:value-type="float">
            <text:p>1.10443055800325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0.166260572732893" calcext:value-type="float">
            <text:p>0.166260572732893</text:p>
          </table:table-cell>
          <table:table-cell office:value-type="float" office:value="1.24765178782259" calcext:value-type="float">
            <text:p>1.24765178782259</text:p>
          </table:table-cell>
          <table:table-cell office:value-type="float" office:value="0.24765203930908" calcext:value-type="float">
            <text:p>0.24765203930908</text:p>
          </table:table-cell>
          <table:table-cell office:value-type="float" office:value="0.972193609502835" calcext:value-type="float">
            <text:p>0.972193609502835</text:p>
          </table:table-cell>
          <table:table-cell office:value-type="float" office:value="0.308265909696422" calcext:value-type="float">
            <text:p>0.308265909696422</text:p>
          </table:table-cell>
          <table:table-cell office:value-type="float" office:value="3.06692345441046" calcext:value-type="float">
            <text:p>3.06692345441046</text:p>
          </table:table-cell>
          <table:table-cell office:value-type="float" office:value="2.7297230538022" calcext:value-type="float">
            <text:p>2.7297230538022</text:p>
          </table:table-cell>
          <table:table-cell office:value-type="float" office:value="10.1306689621019" calcext:value-type="float">
            <text:p>10.1306689621019</text:p>
          </table:table-cell>
          <table:table-cell office:value-type="float" office:value="0.292517901131926" calcext:value-type="float">
            <text:p>0.292517901131926</text:p>
          </table:table-cell>
          <table:table-cell office:value-type="float" office:value="0.831748930427578" calcext:value-type="float">
            <text:p>0.831748930427578</text:p>
          </table:table-cell>
          <table:table-cell office:value-type="float" office:value="0.774300755517471" calcext:value-type="float">
            <text:p>0.774300755517471</text:p>
          </table:table-cell>
          <table:table-cell office:value-type="float" office:value="1.23039567853849" calcext:value-type="float">
            <text:p>1.23039567853849</text:p>
          </table:table-cell>
          <table:table-cell office:value-type="float" office:value="1.02020326273822" calcext:value-type="float">
            <text:p>1.02020326273822</text:p>
          </table:table-cell>
          <table:table-cell office:value-type="float" office:value="1.2127359014275" calcext:value-type="float">
            <text:p>1.2127359014275</text:p>
          </table:table-cell>
          <table:table-cell office:value-type="float" office:value="1.03114103517346" calcext:value-type="float">
            <text:p>1.03114103517346</text:p>
          </table:table-cell>
          <table:table-cell office:value-type="float" office:value="0.175109441442631" calcext:value-type="float">
            <text:p>0.175109441442631</text:p>
          </table:table-cell>
          <table:table-cell office:value-type="float" office:value="0.415148592008066" calcext:value-type="float">
            <text:p>0.415148592008066</text:p>
          </table:table-cell>
          <table:table-cell office:value-type="float" office:value="0.809028051171987" calcext:value-type="float">
            <text:p>0.809028051171987</text:p>
          </table:table-cell>
          <table:table-cell office:value-type="float" office:value="1.1612618032528" calcext:value-type="float">
            <text:p>1.1612618032528</text:p>
          </table:table-cell>
          <table:table-cell office:value-type="float" office:value="1.53899929139227" calcext:value-type="float">
            <text:p>1.53899929139227</text:p>
          </table:table-cell>
          <table:table-cell office:value-type="float" office:value="2.99051232021374" calcext:value-type="float">
            <text:p>2.99051232021374</text:p>
          </table:table-cell>
          <table:table-cell office:value-type="float" office:value="0.194992808721113" calcext:value-type="float">
            <text:p>0.194992808721113</text:p>
          </table:table-cell>
          <table:table-cell office:value-type="float" office:value="1.73078059766472" calcext:value-type="float">
            <text:p>1.73078059766472</text:p>
          </table:table-cell>
          <table:table-cell office:value-type="float" office:value="0.795897868019171" calcext:value-type="float">
            <text:p>0.795897868019171</text:p>
          </table:table-cell>
          <table:table-cell office:value-type="float" office:value="0.186824570579863" calcext:value-type="float">
            <text:p>0.186824570579863</text:p>
          </table:table-cell>
          <table:table-cell office:value-type="float" office:value="1.77782081773982" calcext:value-type="float">
            <text:p>1.77782081773982</text:p>
          </table:table-cell>
          <table:table-cell office:value-type="float" office:value="1.09185729761847" calcext:value-type="float">
            <text:p>1.09185729761847</text:p>
          </table:table-cell>
          <table:table-cell office:value-type="float" office:value="0.320760205457901" calcext:value-type="float">
            <text:p>0.320760205457901</text:p>
          </table:table-cell>
          <table:table-cell office:value-type="float" office:value="1.81052818773804" calcext:value-type="float">
            <text:p>1.81052818773804</text:p>
          </table:table-cell>
          <table:table-cell office:value-type="float" office:value="0.150284325693519" calcext:value-type="float">
            <text:p>0.150284325693519</text:p>
          </table:table-cell>
          <table:table-cell office:value-type="float" office:value="1.7716763051394" calcext:value-type="float">
            <text:p>1.7716763051394</text:p>
          </table:table-cell>
          <table:table-cell office:value-type="float" office:value="1.32365243003184" calcext:value-type="float">
            <text:p>1.32365243003184</text:p>
          </table:table-cell>
          <table:table-cell office:value-type="float" office:value="0.828282281621009" calcext:value-type="float">
            <text:p>0.828282281621009</text:p>
          </table:table-cell>
        </table:table-row>
        <table:table-row table:style-name="ro1">
          <table:table-cell table:style-name="ce3" office:value-type="string" calcext:value-type="string">
            <text:p>TfL Bus</text:p>
          </table:table-cell>
          <table:table-cell table:style-name="ce5" office:value-type="float" office:value="1.09307333319539" calcext:value-type="float">
            <text:p>1.09307333319539</text:p>
          </table:table-cell>
          <table:table-cell table:style-name="ce5" office:value-type="float" office:value="2.88667990668864" calcext:value-type="float">
            <text:p>2.88667990668864</text:p>
          </table:table-cell>
          <table:table-cell table:style-name="ce5" office:value-type="float" office:value="1.51688485636708" calcext:value-type="float">
            <text:p>1.51688485636708</text:p>
          </table:table-cell>
          <table:table-cell table:style-name="ce5" office:value-type="float" office:value="2.44003715096072" calcext:value-type="float">
            <text:p>2.44003715096072</text:p>
          </table:table-cell>
          <table:table-cell table:style-name="ce5" office:value-type="float" office:value="2.09911241754012" calcext:value-type="float">
            <text:p>2.09911241754012</text:p>
          </table:table-cell>
          <table:table-cell table:style-name="ce5" office:value-type="float" office:value="2.43282480778335" calcext:value-type="float">
            <text:p>2.43282480778335</text:p>
          </table:table-cell>
          <table:table-cell table:style-name="ce5" office:value-type="float" office:value="0.846265961377651" calcext:value-type="float">
            <text:p>0.846265961377651</text:p>
          </table:table-cell>
          <table:table-cell table:style-name="ce5" office:value-type="float" office:value="4.24726251271881" calcext:value-type="float">
            <text:p>4.24726251271881</text:p>
          </table:table-cell>
          <table:table-cell table:style-name="ce5" office:value-type="float" office:value="2.40004103644153" calcext:value-type="float">
            <text:p>2.40004103644153</text:p>
          </table:table-cell>
          <table:table-cell table:style-name="ce5" office:value-type="float" office:value="2.64720613239181" calcext:value-type="float">
            <text:p>2.64720613239181</text:p>
          </table:table-cell>
          <table:table-cell table:style-name="ce5" office:value-type="float" office:value="1.9685247003482" calcext:value-type="float">
            <text:p>1.9685247003482</text:p>
          </table:table-cell>
          <table:table-cell table:style-name="ce5" office:value-type="float" office:value="2.67518534685035" calcext:value-type="float">
            <text:p>2.67518534685035</text:p>
          </table:table-cell>
          <table:table-cell table:style-name="ce5" office:value-type="float" office:value="2.46234407047421" calcext:value-type="float">
            <text:p>2.46234407047421</text:p>
          </table:table-cell>
          <table:table-cell table:style-name="ce5" office:value-type="float" office:value="1.72081503981506" calcext:value-type="float">
            <text:p>1.72081503981506</text:p>
          </table:table-cell>
          <table:table-cell table:style-name="ce5" office:value-type="float" office:value="2.28579336935853" calcext:value-type="float">
            <text:p>2.28579336935853</text:p>
          </table:table-cell>
          <table:table-cell table:style-name="ce5" office:value-type="float" office:value="1.12355146191594" calcext:value-type="float">
            <text:p>1.12355146191594</text:p>
          </table:table-cell>
          <table:table-cell table:style-name="ce5" office:value-type="float" office:value="1.78898773444759" calcext:value-type="float">
            <text:p>1.78898773444759</text:p>
          </table:table-cell>
          <table:table-cell table:style-name="ce5" office:value-type="float" office:value="2.16051015957641" calcext:value-type="float">
            <text:p>2.16051015957641</text:p>
          </table:table-cell>
          <table:table-cell table:style-name="ce5" office:value-type="float" office:value="1.95619097896517" calcext:value-type="float">
            <text:p>1.95619097896517</text:p>
          </table:table-cell>
          <table:table-cell table:style-name="ce5" office:value-type="float" office:value="2.03963165885392" calcext:value-type="float">
            <text:p>2.03963165885392</text:p>
          </table:table-cell>
          <table:table-cell table:style-name="ce5" office:value-type="float" office:value="1.69245664093282" calcext:value-type="float">
            <text:p>1.69245664093282</text:p>
          </table:table-cell>
          <table:table-cell table:style-name="ce5" office:value-type="float" office:value="1.15295193881929" calcext:value-type="float">
            <text:p>1.15295193881929</text:p>
          </table:table-cell>
          <table:table-cell table:style-name="ce5" office:value-type="float" office:value="2.97838328324803" calcext:value-type="float">
            <text:p>2.97838328324803</text:p>
          </table:table-cell>
          <table:table-cell table:style-name="ce5" office:value-type="float" office:value="2.24711049315237" calcext:value-type="float">
            <text:p>2.24711049315237</text:p>
          </table:table-cell>
          <table:table-cell table:style-name="ce5" office:value-type="float" office:value="1.21641981893024" calcext:value-type="float">
            <text:p>1.21641981893024</text:p>
          </table:table-cell>
          <table:table-cell table:style-name="ce5" office:value-type="float" office:value="2.28596584671854" calcext:value-type="float">
            <text:p>2.28596584671854</text:p>
          </table:table-cell>
          <table:table-cell table:style-name="ce5" office:value-type="float" office:value="1.53168544377699" calcext:value-type="float">
            <text:p>1.53168544377699</text:p>
          </table:table-cell>
          <table:table-cell table:style-name="ce5" office:value-type="float" office:value="1.55948331920683" calcext:value-type="float">
            <text:p>1.55948331920683</text:p>
          </table:table-cell>
          <table:table-cell table:style-name="ce5" office:value-type="float" office:value="3.18655542367648" calcext:value-type="float">
            <text:p>3.18655542367648</text:p>
          </table:table-cell>
          <table:table-cell table:style-name="ce5" office:value-type="float" office:value="0.993197211979022" calcext:value-type="float">
            <text:p>0.993197211979022</text:p>
          </table:table-cell>
          <table:table-cell table:style-name="ce5" office:value-type="float" office:value="1.79217492520525" calcext:value-type="float">
            <text:p>1.79217492520525</text:p>
          </table:table-cell>
          <table:table-cell table:style-name="ce5" office:value-type="float" office:value="1.74330873502047" calcext:value-type="float">
            <text:p>1.74330873502047</text:p>
          </table:table-cell>
          <table:table-cell table:style-name="ce5" office:value-type="float" office:value="2.08726072581918" calcext:value-type="float">
            <text:p>2.08726072581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2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41:03.330990924</meta:creation-date>
    <dc:date>2023-02-08T16:20:26.953621353</dc:date>
    <meta:editing-duration>PT20M28S</meta:editing-duration>
    <meta:editing-cycles>8</meta:editing-cycles>
    <meta:generator>LibreOffice/7.4.5.1$Linux_X86_64 LibreOffice_project/40$Build-1</meta:generator>
    <meta:document-statistic meta:table-count="1" meta:cell-count="441" meta:object-count="0"/>
  </office:meta>
</office:document-meta>
</file>